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 PENGEMBANG</text:p>
      <text:p text:style-name="P3">SIG POSDAYA BERBASIS MASJID DI KOTA MALANG</text:p>
      <text:p text:style-name="P1"/>
      <text:list xml:id="list574442367" text:style-name="L1">
        <text:list-item>
          <text:p text:style-name="P5"><text:span text:style-name="T1">PROJECT OWNER<text:tab/></text:span><text:tab/>: Syahrul Baruni</text:p>
          <text:p text:style-name="P5"/>
        </text:list-item>
        <text:list-item>
          <text:p text:style-name="P5"><text:span text:style-name="T1">PROJECT MANAGER</text:span><text:tab/>: Liffindra Angga Zaaldian<text:tab/><text:tab/>(08650041)</text:p>
          <text:p text:style-name="P5"/>
        </text:list-item>
        <text:list-item>
          <text:p text:style-name="P7">SEKRETARI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">Hamim A'izzaty Khoirina<text:tab/> <text:s text:c="4"/>(09650170)<text:tab/><text:tab/></text:p>
                                            </text:list-item>
                                            <text:list-item>
                                              <text:p text:style-name="P5">Devy Shinta Rahayu<text:tab/><text:tab/> <text:s text:c="4"/>(09650167)</text:p>
                                              <text:p text:style-name="P5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BENDAHARA</text:span><text:tab/><text:tab/>: Adita Eka Mardiyana<text:tab/><text:tab/>(07650072)</text:p>
        </text:list-item>
      </text:list>
      <text:p text:style-name="P2"/>
      <text:p text:style-name="P2"/>
      <text:list xml:id="list654053775" text:continue-numbering="true" text:style-name="L1">
        <text:list-item>
          <text:p text:style-name="P7">DIVISI KERJA</text:p>
          <text:p text:style-name="P5"/>
        </text:list-item>
      </text:list>
      <text:section text:style-name="Sect1" text:name="Section1">
        <text:list xml:id="list1066210317" text:continue-numbering="true" text:style-name="L1">
          <text:list-item>
            <text:list>
              <text:list-item>
                <text:p text:style-name="P7">SUPERVISOR</text:p>
                <text:list>
                  <text:list-item>
                    <text:p text:style-name="P5">Faiqul Ihsan<text:tab/> <text:tab/> <text:s text:c="8"/>(09650076)</text:p>
                  </text:list-item>
                  <text:list-item>
                    <text:p text:style-name="P5">Khotibul Umam <text:tab/> <text:s text:c="8"/>(09650186)</text:p>
                  </text:list-item>
                  <text:list-item>
                    <text:p text:style-name="P5">Prima Oktava<text:tab/><text:tab/> <text:s text:c="8"/>(09650148)</text:p>
                  </text:list-item>
                  <text:list-item>
                    <text:p text:style-name="P5">Ahmad Son Arif <text:tab/> <text:s text:c="8"/>(09650152)</text:p>
                    <text:p text:style-name="P5"/>
                  </text:list-item>
                </text:list>
              </text:list-item>
              <text:list-item>
                <text:p text:style-name="P7">SURVEYOR</text:p>
                <text:list>
                  <text:list-item>
                    <text:p text:style-name="P5">Agung Satrio B (Co.)<text:tab/> <text:s text:c="8"/>(09650145)</text:p>
                  </text:list-item>
                  <text:list-item>
                    <text:p text:style-name="P5">Arie Iskandar <text:s text:c="22"/>(08650140)</text:p>
                  </text:list-item>
                  <text:list-item>
                    <text:p text:style-name="P5">Wardatul Jannah<text:tab/> <text:s text:c="8"/>(08650028)</text:p>
                  </text:list-item>
                  <text:list-item>
                    <text:p text:style-name="P5">Namira Arfah <text:tab/><text:tab/> <text:s text:c="8"/>(08650002)</text:p>
                  </text:list-item>
                  <text:list-item>
                    <text:p text:style-name="P5">M. Mabruri</text:p>
                  </text:list-item>
                  <text:list-item>
                    <text:p text:style-name="P5">M. Ali Ikhsanudin<text:tab/> <text:s text:c="8"/>(09650174)</text:p>
                    <text:p text:style-name="P5"/>
                  </text:list-item>
                </text:list>
              </text:list-item>
              <text:list-item>
                <text:p text:style-name="P7">SYSTEM ANALYST</text:p>
                <text:list>
                  <text:list-item>
                    <text:p text:style-name="P5">Tyas Haryadi</text:p>
                  </text:list-item>
                  <text:list-item>
                    <text:p text:style-name="P5">Umar Faruq<text:tab/><text:tab/> <text:s text:c="8"/>(09650006)</text:p>
                  </text:list-item>
                  <text:list-item>
                    <text:p text:style-name="P5">Ahmad Fanni K <text:tab/> <text:s text:c="8"/>(07650104)</text:p>
                    <text:p text:style-name="P5"/>
                  </text:list-item>
                </text:list>
              </text:list-item>
              <text:list-item>
                <text:p text:style-name="P7">DESAIN INTERFACE</text:p>
                <text:list>
                  <text:list-item>
                    <text:p text:style-name="P5">M. Shofri Maulidani (Co.) <text:s/>(09650159)</text:p>
                  </text:list-item>
                  <text:list-item>
                    <text:p text:style-name="P5">Fakhruddin Ar Razi <text:tab/> <text:s text:c="8"/>(09650132)</text:p>
                  </text:list-item>
                  <text:list-item>
                    <text:p text:style-name="P5">Aunul Mubarok <text:s text:c="18"/>(09650213)</text:p>
                  </text:list-item>
                  <text:list-item>
                    <text:p text:style-name="P5">Musyfiq Lutfi <text:tab/><text:tab/> <text:s text:c="8"/>(09650183)</text:p>
                  </text:list-item>
                </text:list>
              </text:list-item>
            </text:list>
          </text:list-item>
        </text:list>
        <text:p text:style-name="P2"/>
        <text:list xml:id="list246377690" text:continue-numbering="true" text:style-name="L1">
          <text:list-item>
            <text:list>
              <text:list-item>
                <text:p text:style-name="P7">PEMROGRAMAN WEB</text:p>
                <text:list>
                  <text:list-item>
                    <text:p text:style-name="P5">M. Misbahul Ilmi (Co.) <text:s text:c="6"/>(09650035)</text:p>
                  </text:list-item>
                  <text:list-item>
                    <text:p text:style-name="P5">Galih Waskito <text:tab/> <text:s text:c="8"/>(08650136)</text:p>
                  </text:list-item>
                  <text:list-item>
                    <text:p text:style-name="P5">Candra Hapsara <text:tab/> <text:s text:c="8"/>(08650105)</text:p>
                  </text:list-item>
                  <text:list-item>
                    <text:p text:style-name="P5">Lubbuy Yaqin <text:tab/> <text:s text:c="8"/>(07650122)</text:p>
                    <text:p text:style-name="P5"/>
                  </text:list-item>
                </text:list>
              </text:list-item>
              <text:list-item>
                <text:p text:style-name="P7">PEMROGRAMAN SIG</text:p>
                <text:list>
                  <text:list-item>
                    <text:p text:style-name="P5">David Aziz C (Co.)<text:tab/> <text:s text:c="8"/>(09650144)</text:p>
                  </text:list-item>
                  <text:list-item>
                    <text:p text:style-name="P5">Alifudin Wachid<text:tab/> <text:s text:c="8"/>(09650153)</text:p>
                  </text:list-item>
                  <text:list-item>
                    <text:p text:style-name="P5">Ahmad Husein</text:p>
                  </text:list-item>
                  <text:list-item>
                    <text:p text:style-name="P6">Fevi Henda Ayumitha <text:s text:c="9"/>(09650164)</text:p>
                    <text:p text:style-name="P5"/>
                  </text:list-item>
                </text:list>
              </text:list-item>
              <text:list-item>
                <text:p text:style-name="P7">ENTRY DATA</text:p>
                <text:list>
                  <text:list-item>
                    <text:p text:style-name="P5">Khoirun Nisa' <text:tab/><text:tab/> <text:s text:c="8"/>(09650168)</text:p>
                  </text:list-item>
                  <text:list-item>
                    <text:p text:style-name="P5">Ira Putri N <text:tab/><text:tab/> <text:s text:c="8"/>(09650045)</text:p>
                  </text:list-item>
                  <text:list-item>
                    <text:p text:style-name="P5">Imtihanah <text:tab/><text:tab/> <text:s text:c="8"/>(09650029)</text:p>
                  </text:list-item>
                  <text:list-item>
                    <text:p text:style-name="P5">Ida Fitriana</text:p>
                  </text:list-item>
                  <text:list-item>
                    <text:p text:style-name="P5">Hala Rizqul Khoiriyah <text:s text:c="7"/>(09650033)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aldian </meta:initial-creator>
    <meta:creation-date>2011-10-03T18:05:07</meta:creation-date>
    <dc:date>2011-10-13T13:46:49</dc:date>
    <dc:creator>zaaldian </dc:creator>
    <meta:editing-duration>PT29M26S</meta:editing-duration>
    <meta:editing-cycles>12</meta:editing-cycles>
    <meta:generator>LibreOffice/3.3$Linux LibreOffice_project/330m19$Build-301</meta:generator>
    <meta:document-statistic meta:table-count="0" meta:image-count="0" meta:object-count="0" meta:page-count="1" meta:paragraph-count="46" meta:word-count="194" meta:character-count="1443"/>
  </office:meta>
</office:document-meta>
</file>